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CacheImpl.getStringIndex( IndexReader reader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Impl.getFloats( IndexReader reader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Impl.getBytes( IndexReader reader , String field , Byte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Impl.getFloats( IndexReader reader , String field , Float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Impl.createValue( IndexReader reader , Object entry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ieldCacheImpl.getShorts( IndexReader reader , String field , Short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Impl.getStrings( IndexReader reader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.get( IndexReader reader , Object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Entr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Impl.parseBy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Impl.getAuto( IndexReader reader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Impl.getInts( IndexReader reader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Impl.getShorts( IndexReader reader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Impl.createValue( IndexReader reader , Object field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eldCacheImpl.parseShor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Impl.getInts( IndexReader reader , String field , Int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ntry( String field , int typ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CacheImpl.parseIn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Impl.getCustom( IndexReader reader , String field , Sort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Impl.getBytes( IndexReader reader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CacheImpl.parseFloa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quals( Object o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ntry.Entry( String field , Object cust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